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00000000016000000A379EAA20C.png" manifest:media-type="image/png"/>
  <manifest:file-entry manifest:full-path="Pictures/2000000D0000C97E0000D0BD516E7929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2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4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54cm"/>
    </style:style>
    <style:style style:name="gr21" style:family="graphic" style:parent-style-name="standard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="solid" draw:fill-color="#b3b3b3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Line_20_Style_20_9" draw:marker-start="" draw:marker-end="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28" style:family="graphic" style:parent-style-name="standard">
      <style:graphic-properties draw:fill="solid" draw:fill-color="#94bd5e" draw:textarea-horizontal-align="center" draw:textarea-vertical-align="middle"/>
    </style:style>
    <style:style style:name="gr29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31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5cm"/>
    </style:style>
    <style:style style:name="gr33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35" style:family="graphic" style:parent-style-name="standard">
      <style:graphic-properties draw:marker-start="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 style:font-size-asian="12pt" style:font-size-complex="12pt"/>
    </style:style>
    <style:style style:name="T1" style:family="text">
      <style:text-properties fo:font-family="Arial" style:font-family-generic="swiss" style:font-pitch="variable" fo:font-size="11pt" fo:font-weight="bold"/>
    </style:style>
    <style:style style:name="T2" style:family="text">
      <style:text-properties fo:font-family="Arial" style:font-family-generic="swiss" style:font-pitch="variable" fo:font-size="11pt" fo:font-style="italic"/>
    </style:style>
    <style:style style:name="T3" style:family="text">
      <style:text-properties fo:font-family="Arial" style:font-family-generic="swiss" style:font-pitch="variable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family="Arial" style:font-family-generic="swiss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55cm" svg:height="0.886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3.696cm" svg:height="0.886cm" svg:x="18.369cm" svg:y="7.769cm">
          <draw:text-box>
            <text:p text:style-name="P3"><text:span text:style-name="T2">Connection to OBC</text:span></text:p>
            <text:p text:style-name="P3"><text:span text:style-name="T2">(1553, PUS-Based)</text:span></text:p>
          </draw:text-box>
        </draw:frame>
        <draw:frame draw:style-name="gr10" draw:text-style-name="P5" draw:layer="layout" svg:width="3.362cm" svg:height="0.886cm" svg:x="4.225cm" svg:y="7.771cm">
          <draw:text-box>
            <text:p text:style-name="P3"><text:span text:style-name="T2">Connection to SEM</text:span></text:p>
            <text:p text:style-name="P3"><text:span text:style-name="T2">(SpW, PUS-Based)</text:span></text:p>
          </draw:text-box>
        </draw:frame>
        <draw:rect draw:style-name="gr1" draw:layer="layout" svg:width="6.939cm" svg:height="5.666cm" svg:x="9.486cm" svg:y="10.785cm">
          <text:p/>
        </draw:rect>
        <draw:rect draw:style-name="gr2" draw:text-style-name="P1" draw:layer="layout" svg:width="0.331cm" svg:height="0.648cm" svg:x="9.292cm" svg:y="14.866cm">
          <text:p/>
        </draw:rect>
        <draw:rect draw:style-name="gr3" draw:text-style-name="P1" draw:layer="layout" svg:width="6.671cm" svg:height="1.17cm" svg:x="9.604cm" svg:y="14.543cm">
          <text:p/>
        </draw:rect>
        <draw:frame draw:style-name="gr4" draw:text-style-name="P4" draw:layer="layout" svg:width="2.796cm" svg:height="0.455cm" svg:x="11.584cm" svg:y="14.95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4cm" svg:y="15.843cm">
          <text:p/>
        </draw:rect>
        <draw:frame draw:style-name="gr4" draw:text-style-name="P4" draw:layer="layout" svg:width="2.644cm" svg:height="0.455cm" svg:x="11.684cm" svg:y="15.851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5cm" svg:y="16.629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6cm" svg:y="16.583cm">
          <text:p/>
        </draw:rect>
        <draw:frame draw:style-name="gr7" draw:text-style-name="P5" draw:layer="layout" svg:width="3.355cm" svg:height="0.886cm" svg:x="17.82cm" svg:y="10.225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4cm" svg:y1="11.032cm" svg:x2="9.386cm" svg:y2="11.792cm">
          <text:p/>
        </draw:line>
        <draw:rect draw:style-name="gr3" draw:text-style-name="P1" draw:layer="layout" svg:width="6.672cm" svg:height="1.17cm" svg:x="9.603cm" svg:y="10.942cm">
          <text:p/>
        </draw:rect>
        <draw:frame draw:style-name="gr4" draw:text-style-name="P4" draw:layer="layout" svg:width="3.88cm" svg:height="0.455cm" svg:x="11.083cm" svg:y="11.149cm">
          <draw:text-box>
            <text:p text:style-name="P3"><text:span text:style-name="T1">Application Software</text:span></text:p>
          </draw:text-box>
        </draw:frame>
        <draw:line draw:style-name="gr8" draw:layer="layout" svg:x1="17.823cm" svg:y1="10.693cm" svg:x2="15.826cm" svg:y2="11.517cm">
          <text:p/>
        </draw:line>
        <draw:rect draw:style-name="gr2" draw:text-style-name="P1" draw:layer="layout" svg:width="0.331cm" svg:height="0.648cm" svg:x="16.293cm" svg:y="14.866cm">
          <text:p/>
        </draw:rect>
        <draw:frame draw:style-name="gr7" draw:text-style-name="P5" draw:layer="layout" svg:width="2.772cm" svg:height="0.581cm" svg:x="5.69cm" svg:y="10.575cm">
          <draw:text-box>
            <text:p text:style-name="P3"><text:span text:style-name="T2">Instrument SW</text:span></text:p>
          </draw:text-box>
        </draw:frame>
        <draw:frame draw:style-name="gr7" draw:text-style-name="P5" draw:layer="layout" svg:width="2.772cm" svg:height="0.886cm" svg:x="18.495cm" svg:y="15.445cm">
          <draw:text-box>
            <text:p text:style-name="P3"><text:span text:style-name="T2">Connection</text:span></text:p>
            <text:p text:style-name="P3"><text:span text:style-name="T2">to OBC</text:span></text:p>
          </draw:text-box>
        </draw:frame>
        <draw:line draw:style-name="gr8" draw:layer="layout" svg:x1="18.721cm" svg:y1="16.114cm" svg:x2="16.726cm" svg:y2="15.193cm">
          <text:p/>
        </draw:line>
        <draw:frame draw:style-name="gr7" draw:text-style-name="P5" draw:layer="layout" svg:width="2.772cm" svg:height="0.886cm" svg:x="5.999cm" svg:y="15.848cm">
          <draw:text-box>
            <text:p text:style-name="P3"><text:span text:style-name="T2">Connection</text:span></text:p>
            <text:p text:style-name="P3"><text:span text:style-name="T2">to SEM</text:span></text:p>
          </draw:text-box>
        </draw:frame>
        <draw:line draw:style-name="gr8" draw:layer="layout" svg:x1="7.763cm" svg:y1="16.488cm" svg:x2="9.186cm" svg:y2="15.24cm">
          <text:p/>
        </draw:line>
        <draw:frame draw:style-name="gr11" draw:text-style-name="P5" draw:layer="layout" svg:width="2.399cm" svg:height="0.581cm" draw:transform="rotate (1.5707963267949) translate (10.654cm 14.432cm)">
          <draw:text-box>
            <text:p text:style-name="P3"><text:span text:style-name="T2">SEM Data</text:span></text:p>
          </draw:text-box>
        </draw:frame>
        <draw:frame draw:style-name="gr11" draw:text-style-name="P5" draw:layer="layout" svg:width="2.399cm" svg:height="0.581cm" draw:transform="rotate (1.5707963267949) translate (11.655cm 14.331cm)">
          <draw:text-box>
            <text:p text:style-name="P3"><text:span text:style-name="T2">SEM Cmd</text:span></text:p>
          </draw:text-box>
        </draw:frame>
        <draw:line draw:style-name="gr12" draw:layer="layout" svg:x1="11.234cm" svg:y1="14.704cm" svg:x2="11.234cm" svg:y2="11.784cm">
          <text:p/>
        </draw:line>
        <draw:line draw:style-name="gr12" draw:layer="layout" svg:x1="12.08cm" svg:y1="11.776cm" svg:x2="12.08cm" svg:y2="14.696cm">
          <text:p/>
        </draw:line>
        <draw:frame draw:style-name="gr11" draw:text-style-name="P5" draw:layer="layout" svg:width="2.399cm" svg:height="0.581cm" draw:transform="rotate (1.5707963267949) translate (9.755cm 14.432cm)">
          <draw:text-box>
            <text:p text:style-name="P3"><text:span text:style-name="T2">Cycl. Exec.</text:span></text:p>
          </draw:text-box>
        </draw:frame>
        <draw:line draw:style-name="gr12" draw:layer="layout" svg:x1="10.235cm" svg:y1="14.704cm" svg:x2="10.235cm" svg:y2="11.784cm">
          <text:p/>
        </draw:line>
        <draw:frame draw:style-name="gr11" draw:text-style-name="P5" draw:layer="layout" svg:width="2.399cm" svg:height="0.581cm" draw:transform="rotate (1.5707963267949) translate (14.354cm 14.431cm)">
          <draw:text-box>
            <text:p text:style-name="P3"><text:span text:style-name="T2">Cmd Packet</text:span></text:p>
          </draw:text-box>
        </draw:frame>
        <draw:frame draw:style-name="gr11" draw:text-style-name="P5" draw:layer="layout" svg:width="2.399cm" svg:height="0.581cm" draw:transform="rotate (1.5707963267949) translate (15.255cm 14.33cm)">
          <draw:text-box>
            <text:p text:style-name="P3"><text:span text:style-name="T2">Rep Packet</text:span></text:p>
          </draw:text-box>
        </draw:frame>
        <draw:line draw:style-name="gr12" draw:layer="layout" svg:x1="14.934cm" svg:y1="14.703cm" svg:x2="14.934cm" svg:y2="11.783cm">
          <text:p/>
        </draw:line>
        <draw:line draw:style-name="gr12" draw:layer="layout" svg:x1="15.68cm" svg:y1="11.775cm" svg:x2="15.68cm" svg:y2="14.695cm">
          <text:p/>
        </draw:line>
        <draw:frame draw:style-name="gr13" draw:text-style-name="P5" draw:layer="layout" svg:width="1.174cm" svg:height="0.581cm" draw:transform="rotate (1.5707963267949) translate (12.956cm 13.83cm)">
          <draw:text-box>
            <text:p text:style-name="P3"><text:span text:style-name="T2">Time</text:span></text:p>
          </draw:text-box>
        </draw:frame>
        <draw:line draw:style-name="gr14" draw:layer="layout" svg:x1="13.381cm" svg:y1="11.775cm" svg:x2="13.381cm" svg:y2="14.695cm">
          <text:p/>
        </draw:lin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886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901cm" svg:height="0.886cm" svg:x="3.766cm" svg:y="6.446cm">
          <draw:text-box>
            <text:p text:style-name="P3"><text:span text:style-name="T2">Incoming Reports &amp;</text:span></text:p>
            <text:p text:style-name="P3"><text:span text:style-name="T2">Out-Going Commands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17" draw:layer="layout" svg:width="13.705cm" svg:height="10.279cm" svg:x="3.646cm" svg:y="2.852cm" draw:page-number="1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55cm" svg:height="0.886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5.886cm" svg:height="1.339cm" svg:x="9.682cm" svg:y="15.058cm">
          <draw:text-box>
            <text:p text:style-name="P3"><text:span text:style-name="T2">Toggle buffers which are switched</text:span></text:p>
            <text:p text:style-name="P3"><text:span text:style-name="T2">when a new CCD Frame</text:span></text:p>
            <text:p text:style-name="P3"><text:span text:style-name="T2">is received from the SEM</text:span></text:p>
          </draw:text-box>
        </draw:frame>
        <draw:frame draw:style-name="gr10" draw:text-style-name="P5" draw:layer="layout" svg:width="4.257cm" svg:height="1.792cm" svg:x="2.826cm" svg:y="12.589cm">
          <draw:text-box>
            <text:p text:style-name="P3"><text:span text:style-name="T2">From SEM via </text:span></text:p>
            <text:p text:style-name="P3"><text:span text:style-name="T2">SEM Operational SM</text:span></text:p>
            <text:p text:style-name="P3"><text:span text:style-name="T2">when SM is in SCIENCE</text:span></text:p>
            <text:p text:style-name="P3"><text:span text:style-name="T2">Or CCD_FULL</text:span></text:p>
          </draw:text-box>
        </draw:frame>
        <draw:line draw:style-name="gr8" draw:layer="layout" svg:x1="7.963cm" svg:y1="11.707cm" svg:x2="8.911cm" svg:y2="12.481cm">
          <text:p/>
        </draw:line>
        <draw:rect draw:style-name="gr3" draw:text-style-name="P1" draw:layer="layout" svg:width="1.63cm" svg:height="1.089cm" svg:x="8.605cm" svg:y="12.64cm">
          <text:p/>
        </draw:rect>
        <draw:frame draw:style-name="gr4" draw:text-style-name="P4" draw:layer="layout" svg:width="1.171cm" svg:height="0.455cm" svg:x="8.986cm" svg:y="12.947cm">
          <draw:text-box>
            <text:p text:style-name="P3"><text:span text:style-name="T1">SDB</text:span></text:p>
          </draw:text-box>
        </draw:frame>
        <draw:frame draw:style-name="gr7" draw:text-style-name="P5" draw:layer="layout" svg:width="3.465cm" svg:height="0.581cm" svg:x="5.741cm" svg:y="11.149cm">
          <draw:text-box>
            <text:p text:style-name="P3"><text:span text:style-name="T2">Science Data Buffer</text:span></text:p>
          </draw:text-box>
        </draw:fram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886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456cm" svg:height="0.581cm" svg:x="10.731cm" svg:y="12.437cm">
          <draw:text-box>
            <text:p text:style-name="P3"><text:span text:style-name="T2">Collection Algorithm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1" draw:layer="layout" svg:width="1.63cm" svg:height="1.089cm" svg:x="8.804cm" svg:y="12.84cm">
          <text:p/>
        </draw:rect>
        <draw:frame draw:style-name="gr4" draw:text-style-name="P4" draw:layer="layout" svg:width="1.171cm" svg:height="0.455cm" svg:x="9.185cm" svg:y="13.1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105cm" svg:y="12.64cm">
          <text:p/>
        </draw:rect>
        <draw:frame draw:style-name="gr4" draw:text-style-name="P4" draw:layer="layout" svg:width="1.171cm" svg:height="0.455cm" svg:x="15.486cm" svg:y="12.9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304cm" svg:y="12.84cm">
          <text:p/>
        </draw:rect>
        <draw:frame draw:style-name="gr4" draw:text-style-name="P4" draw:layer="layout" svg:width="1.171cm" svg:height="0.455cm" svg:x="15.585cm" svg:y="13.147cm">
          <draw:text-box>
            <text:p text:style-name="P3"><text:span text:style-name="T1">SDU2</text:span></text:p>
          </draw:text-box>
        </draw:frame>
        <draw:custom-shape draw:style-name="gr18" draw:text-style-name="P1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4.731cm" svg:height="1.792cm" svg:x="18.105cm" svg:y="12.465cm">
          <draw:text-box>
            <text:p text:style-name="P3"><text:span text:style-name="T2">To Ground via</text:span></text:p>
            <text:p text:style-name="P3"><text:span text:style-name="T2">Service 13 only when</text:span></text:p>
            <text:p text:style-name="P3"><text:span text:style-name="T2">SEM Operational SM is</text:span></text:p>
            <text:p text:style-name="P3"><text:span text:style-name="T2">In SCIENCE or CCD_FULL</text:span></text:p>
          </draw:text-box>
        </draw:frame>
        <draw:line draw:style-name="gr8" draw:layer="layout" svg:x1="17.349cm" svg:y1="11.583cm" svg:x2="16.45cm" svg:y2="12.506cm">
          <text:p/>
        </draw:line>
        <draw:frame draw:style-name="gr7" draw:text-style-name="P5" draw:layer="layout" svg:width="3.029cm" svg:height="0.581cm" svg:x="15.951cm" svg:y="11.101cm">
          <draw:text-box>
            <text:p text:style-name="P3"><text:span text:style-name="T2">Service Data Unit</text:span></text:p>
          </draw:text-box>
        </draw:frame>
        <draw:line draw:style-name="gr19" draw:layer="layout" svg:x1="11.257cm" svg:y1="14.952cm" svg:x2="10.334cm" svg:y2="14.128cm">
          <text:p/>
        </draw:line>
        <draw:line draw:style-name="gr19" draw:layer="layout" svg:x1="14.327cm" svg:y1="14.978cm" svg:x2="15.226cm" svg:y2="14.103cm">
          <text:p/>
        </draw:line>
        <presentation:notes draw:style-name="dp2">
          <draw:page-thumbnail draw:style-name="gr17" draw:layer="layout" svg:width="13.705cm" svg:height="10.279cm" svg:x="3.646cm" svg:y="2.852cm" draw:page-number="2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" draw:text-style-name="P1" draw:layer="layout" svg:width="1.63cm" svg:height="1.089cm" svg:x="3.906cm" svg:y="9.74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0" draw:text-style-name="P7" draw:layer="layout" svg:width="0.954cm" svg:height="0.581cm" svg:x="7.958cm" svg:y="7.594cm">
          <draw:text-box>
            <text:p text:style-name="P3"><text:span text:style-name="T3">CDR</text:span></text:p>
          </draw:text-box>
        </draw:frame>
        <draw:line draw:style-name="gr21" draw:layer="layout" svg:x1="6.341cm" svg:y1="8.562cm" svg:x2="6.815cm" svg:y2="9.336cm">
          <text:p/>
        </draw:line>
        <draw:rect draw:style-name="gr3" draw:text-style-name="P1" draw:layer="layout" svg:width="1.63cm" svg:height="1.089cm" svg:x="3.807cm" svg:y="9.645cm">
          <text:p/>
        </draw:rect>
        <draw:frame draw:style-name="gr7" draw:text-style-name="P5" draw:layer="layout" svg:width="3.719cm" svg:height="0.886cm" svg:x="3.57cm" svg:y="8.004cm">
          <draw:text-box>
            <text:p text:style-name="P3"><text:span text:style-name="T2">Hardware-Dependent</text:span></text:p>
            <text:p text:style-name="P3"><text:span text:style-name="T2">Modules</text:span></text:p>
          </draw:text-box>
        </draw:frame>
        <draw:rect draw:style-name="gr3" draw:text-style-name="P1" draw:layer="layout" svg:width="1.63cm" svg:height="1.138cm" svg:x="3.683cm" svg:y="9.471cm">
          <text:p/>
        </draw:rect>
        <draw:frame draw:style-name="gr4" draw:text-style-name="P4" draw:layer="layout" svg:width="1.365cm" svg:height="0.886cm" svg:x="3.8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custom-shape draw:style-name="gr18" draw:text-style-name="P1" draw:layer="layout" svg:width="1.048cm" svg:height="0.674cm" draw:transform="rotate (-1.5707963267949) translate (4.987cm 11.033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" draw:id="id1" draw:layer="layout" svg:width="2.379cm" svg:height="1.533cm" svg:x="3.412cm" svg:y="12.245cm">
          <text:p/>
        </draw:rect>
        <draw:frame draw:style-name="gr4" draw:text-style-name="P4" draw:layer="layout" svg:width="2.017cm" svg:height="1.339cm" svg:x="3.594cm" svg:y="12.352cm">
          <draw:text-box>
            <text:p text:style-name="P3"><text:span text:style-name="T1">Unit &amp;</text:span></text:p>
            <text:p text:style-name="P3"><text:span text:style-name="T1">Integration</text:span></text:p>
            <text:p text:style-name="P3"><text:span text:style-name="T1">Tests</text:span></text:p>
          </draw:text-box>
        </draw:frame>
        <draw:rect draw:style-name="gr22" draw:text-style-name="P1" xml:id="id3" draw:id="id3" draw:layer="layout" svg:width="2.379cm" svg:height="1.533cm" svg:x="5.612cm" svg:y="14.145cm">
          <text:p/>
        </draw:rect>
        <draw:frame draw:style-name="gr4" draw:text-style-name="P4" draw:layer="layout" svg:width="1.776cm" svg:height="1.339cm" svg:x="5.894cm" svg:y="14.252cm">
          <draw:text-box>
            <text:p text:style-name="P3"><text:span text:style-name="T1">Hardware</text:span></text:p>
            <text:p text:style-name="P3"><text:span text:style-name="T1">Software</text:span></text:p>
            <text:p text:style-name="P3"><text:span text:style-name="T1">Tests</text:span></text:p>
          </draw:text-box>
        </draw:frame>
        <draw:rect draw:style-name="gr22" draw:text-style-name="P1" xml:id="id2" draw:id="id2" draw:layer="layout" svg:width="2.753cm" svg:height="1.173cm" svg:x="9.303cm" svg:y="12.98cm">
          <text:p/>
        </draw:rect>
        <draw:frame draw:style-name="gr4" draw:text-style-name="P4" draw:layer="layout" svg:width="2.368cm" svg:height="0.886cm" svg:x="9.535cm" svg:y="13.126cm">
          <draw:text-box>
            <text:p text:style-name="P3"><text:span text:style-name="T1">Qualification</text:span></text:p>
            <text:p text:style-name="P3"><text:span text:style-name="T1">Tests</text:span></text:p>
          </draw:text-box>
        </draw:frame>
        <draw:rect draw:style-name="gr3" draw:text-style-name="P1" draw:layer="layout" svg:width="1.63cm" svg:height="1.089cm" svg:x="6.006cm" svg:y="9.745cm">
          <text:p/>
        </draw:rect>
        <draw:rect draw:style-name="gr3" draw:text-style-name="P1" draw:layer="layout" svg:width="1.63cm" svg:height="1.089cm" svg:x="5.907cm" svg:y="9.645cm">
          <text:p/>
        </draw:rect>
        <draw:rect draw:style-name="gr3" draw:text-style-name="P1" draw:layer="layout" svg:width="1.63cm" svg:height="1.138cm" svg:x="5.783cm" svg:y="9.471cm">
          <text:p/>
        </draw:rect>
        <draw:frame draw:style-name="gr4" draw:text-style-name="P4" draw:layer="layout" svg:width="1.365cm" svg:height="0.886cm" svg:x="5.9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rect draw:style-name="gr22" draw:text-style-name="P1" xml:id="id4" draw:id="id4" draw:layer="layout" svg:width="2.753cm" svg:height="1.173cm" svg:x="13.503cm" svg:y="12.98cm">
          <text:p/>
        </draw:rect>
        <draw:frame draw:style-name="gr4" draw:text-style-name="P4" draw:layer="layout" svg:width="2.182cm" svg:height="0.886cm" svg:x="13.835cm" svg:y="13.126cm">
          <draw:text-box>
            <text:p text:style-name="P3"><text:span text:style-name="T1">Acceptance</text:span></text:p>
            <text:p text:style-name="P3"><text:span text:style-name="T1">Tests</text:span></text:p>
          </draw:text-box>
        </draw:frame>
        <draw:connector draw:style-name="gr23" draw:layer="layout" svg:x1="5.791cm" svg:y1="13.011cm" svg:x2="9.303cm" svg:y2="13.566cm" draw:start-shape="id1" draw:start-glue-point="1" draw:end-shape="id2" draw:end-glue-point="3" svg:d="m5791 13011h1756v555h1756" svg:viewBox="0 0 3513 556">
          <text:p/>
        </draw:connector>
        <draw:custom-shape draw:style-name="gr18" draw:text-style-name="P1" draw:layer="layout" svg:width="2.921cm" svg:height="0.674cm" draw:transform="rotate (-1.5707963267949) translate (7.082cm 11.057cm)">
          <text:p/>
          <draw:enhanced-geometry svg:viewBox="0 0 21600 21600" draw:text-areas="0 ?f0 ?f5 ?f2" draw:type="right-arrow" draw:modifiers="18650.5133470226 45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layer="layout" svg:x1="7.991cm" svg:y1="14.911cm" svg:x2="9.303cm" svg:y2="13.566cm" draw:start-shape="id3" draw:start-glue-point="1" draw:end-shape="id2" draw:end-glue-point="3" svg:d="m7991 14911h656v-1345h656" svg:viewBox="0 0 1313 1346">
          <text:p/>
        </draw:connector>
        <draw:connector draw:style-name="gr23" draw:layer="layout" svg:x1="12.056cm" svg:y1="13.566cm" svg:x2="13.503cm" svg:y2="13.566cm" draw:start-shape="id2" draw:start-glue-point="1" draw:end-shape="id4" draw:end-glue-point="3" svg:d="m12056 13566h1447" svg:viewBox="0 0 1448 1">
          <text:p/>
        </draw:connector>
        <draw:rect draw:style-name="gr3" draw:text-style-name="P1" draw:layer="layout" svg:width="1.63cm" svg:height="1.138cm" svg:x="9.882cm" svg:y="9.47cm">
          <text:p/>
        </draw:rect>
        <draw:frame draw:style-name="gr4" draw:text-style-name="P4" draw:layer="layout" svg:width="1.171cm" svg:height="0.886cm" svg:x="10.164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1.074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.63cm" svg:height="1.138cm" svg:x="14.081cm" svg:y="9.47cm">
          <text:p/>
        </draw:rect>
        <draw:frame draw:style-name="gr4" draw:text-style-name="P4" draw:layer="layout" svg:width="1.171cm" svg:height="0.886cm" svg:x="14.363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5.273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4" draw:layer="layout" svg:x1="8.425cm" svg:y1="8.063cm" svg:x2="8.425cm" svg:y2="16.349cm">
          <text:p/>
        </draw:line>
        <draw:frame draw:style-name="gr25" draw:text-style-name="P7" draw:layer="layout" svg:width="0.821cm" svg:height="0.581cm" svg:x="12.458cm" svg:y="7.595cm">
          <draw:text-box>
            <text:p text:style-name="P3"><text:span text:style-name="T3">QR</text:span></text:p>
          </draw:text-box>
        </draw:frame>
        <draw:line draw:style-name="gr24" draw:layer="layout" svg:x1="12.725cm" svg:y1="8.064cm" svg:x2="12.725cm" svg:y2="16.35cm">
          <text:p/>
        </draw:line>
        <draw:connector draw:style-name="gr23" draw:layer="layout" svg:x1="16.257cm" svg:y1="13.567cm" svg:x2="17.704cm" svg:y2="13.567cm" svg:d="m16257 13567h1447" svg:viewBox="0 0 1448 1">
          <text:p/>
        </draw:connector>
        <draw:frame draw:style-name="gr25" draw:text-style-name="P7" draw:layer="layout" svg:width="0.821cm" svg:height="0.581cm" svg:x="16.659cm" svg:y="7.596cm">
          <draw:text-box>
            <text:p text:style-name="P3"><text:span text:style-name="T3">AR</text:span></text:p>
          </draw:text-box>
        </draw:frame>
        <draw:line draw:style-name="gr24" draw:layer="layout" svg:x1="16.926cm" svg:y1="8.065cm" svg:x2="16.926cm" svg:y2="16.351cm">
          <text:p/>
        </draw:line>
        <presentation:notes draw:style-name="dp2">
          <draw:page-thumbnail draw:style-name="gr17" draw:layer="layout" svg:width="13.705cm" svg:height="10.279cm" svg:x="3.646cm" svg:y="2.852cm" draw:page-number="3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2.07cm" svg:height="0.886cm" svg:x="2.722cm" svg:y="4.284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2" draw:id="id12" draw:layer="layout" svg:width="2.753cm" svg:height="1.173cm" svg:x="5.134cm" svg:y="8.089cm">
          <text:p/>
        </draw:rect>
        <draw:frame draw:style-name="gr4" draw:text-style-name="P4" draw:layer="layout" svg:width="2.034cm" svg:height="0.886cm" svg:x="5.466cm" svg:y="8.235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149cm" svg:height="0.924cm" svg:x="6.837cm" svg:y="5.966cm">
          <text:p/>
        </draw:rect>
        <draw:frame draw:style-name="gr4" draw:text-style-name="P4" draw:layer="layout" svg:width="1.344cm" svg:height="0.455cm" svg:x="7.318cm" svg:y="6.238cm">
          <draw:text-box>
            <text:p text:style-name="P3"><text:span text:style-name="T1">Stub(s)</text:span></text:p>
          </draw:text-box>
        </draw:frame>
        <draw:rect draw:style-name="gr3" draw:text-style-name="P1" xml:id="id7" draw:id="id7" draw:layer="layout" svg:width="1.63cm" svg:height="0.864cm" svg:x="2.144cm" svg:y="8.198cm">
          <text:p/>
        </draw:rect>
        <draw:frame draw:style-name="gr4" draw:text-style-name="P4" draw:layer="layout" svg:width="1.171cm" svg:height="0.455cm" svg:x="2.426cm" svg:y="8.38cm">
          <draw:text-box>
            <text:p text:style-name="P3"><text:span text:style-name="T1">Inputs</text:span></text:p>
          </draw:text-box>
        </draw:frame>
        <draw:connector draw:style-name="gr23" draw:layer="layout" svg:x1="8.162cm" svg:y1="5.229cm" svg:x2="10.159cm" svg:y2="8.197cm" draw:start-shape="id5" draw:start-glue-point="1" draw:end-shape="id6" draw:end-glue-point="0" svg:d="m8162 5229h1997v2968" svg:viewBox="0 0 1998 2969">
          <text:p/>
        </draw:connector>
        <draw:custom-shape draw:style-name="gr15" draw:text-style-name="P1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xml:id="id6" draw:id="id6" draw:layer="layout" svg:width="1.63cm" svg:height="0.864cm" svg:x="9.344cm" svg:y="8.197cm">
          <text:p/>
        </draw:rect>
        <draw:frame draw:style-name="gr4" draw:text-style-name="P4" draw:layer="layout" svg:width="1.496cm" svg:height="0.455cm" svg:x="9.426cm" svg:y="8.379cm">
          <draw:text-box>
            <text:p text:style-name="P3"><text:span text:style-name="T1">Outputs</text:span></text:p>
          </draw:text-box>
        </draw:frame>
        <draw:rect draw:style-name="gr3" draw:text-style-name="P1" xml:id="id5" draw:id="id5" draw:layer="layout" svg:width="3.445cm" svg:height="0.864cm" svg:x="4.717cm" svg:y="4.797cm">
          <text:p/>
        </draw:rect>
        <draw:frame draw:style-name="gr4" draw:text-style-name="P4" draw:layer="layout" svg:width="2.745cm" svg:height="0.455cm" svg:x="5.225cm" svg:y="4.979cm">
          <draw:text-box>
            <text:p text:style-name="P3"><text:span text:style-name="T1">Test Sequence</text:span></text:p>
          </draw:text-box>
        </draw:frame>
        <draw:connector draw:style-name="gr23" draw:layer="layout" svg:x1="4.717cm" svg:y1="5.229cm" svg:x2="2.959cm" svg:y2="8.198cm" draw:start-shape="id5" draw:start-glue-point="3" draw:end-shape="id7" draw:end-glue-point="0" svg:d="m4717 5229h-1758v2969" svg:viewBox="0 0 1759 2970">
          <text:p/>
        </draw:connector>
        <draw:frame draw:style-name="gr27" draw:text-style-name="P5" draw:layer="layout" svg:width="2.62cm" svg:height="0.886cm" svg:x="8.213cm" svg:y="4.286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frame draw:style-name="gr26" draw:text-style-name="P5" draw:layer="layout" svg:width="2.07cm" svg:height="0.886cm" svg:x="13.853cm" svg:y="9.149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4" draw:id="id14" draw:layer="layout" svg:width="2.753cm" svg:height="1.173cm" svg:x="16.265cm" svg:y="13.454cm">
          <text:p/>
        </draw:rect>
        <draw:frame draw:style-name="gr4" draw:text-style-name="P4" draw:layer="layout" svg:width="2.034cm" svg:height="0.886cm" svg:x="16.597cm" svg:y="13.6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228cm" svg:height="0.948cm" svg:x="17.866cm" svg:y="11.257cm">
          <text:p/>
        </draw:rect>
        <draw:frame draw:style-name="gr4" draw:text-style-name="P4" draw:layer="layout" svg:width="1.344cm" svg:height="0.455cm" svg:x="18.347cm" svg:y="11.553cm">
          <draw:text-box>
            <text:p text:style-name="P3"><text:span text:style-name="T1">Stub(s)</text:span></text:p>
          </draw:text-box>
        </draw:frame>
        <draw:rect draw:style-name="gr3" draw:text-style-name="P1" xml:id="id10" draw:id="id10" draw:layer="layout" svg:width="1.63cm" svg:height="0.864cm" svg:x="11.975cm" svg:y="13.563cm">
          <text:p/>
        </draw:rect>
        <draw:frame draw:style-name="gr4" draw:text-style-name="P4" draw:layer="layout" svg:width="1.171cm" svg:height="0.455cm" svg:x="12.257cm" svg:y="13.745cm">
          <draw:text-box>
            <text:p text:style-name="P3"><text:span text:style-name="T1">Inputs</text:span></text:p>
          </draw:text-box>
        </draw:frame>
        <draw:connector draw:style-name="gr23" draw:layer="layout" svg:x1="19.293cm" svg:y1="10.094cm" svg:x2="22.39cm" svg:y2="13.612cm" draw:start-shape="id8" draw:start-glue-point="1" draw:end-shape="id9" draw:end-glue-point="0" svg:d="m19293 10094h3097v3518" svg:viewBox="0 0 3098 3519">
          <text:p/>
        </draw:connector>
        <draw:custom-shape draw:style-name="gr15" draw:text-style-name="P1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9" draw:id="id9" draw:layer="layout" svg:width="1.63cm" svg:height="0.864cm" svg:x="21.575cm" svg:y="13.612cm">
          <text:p/>
        </draw:rect>
        <draw:frame draw:style-name="gr4" draw:text-style-name="P4" draw:layer="layout" svg:width="1.496cm" svg:height="0.455cm" svg:x="21.632cm" svg:y="13.819cm">
          <draw:text-box>
            <text:p text:style-name="P3"><text:span text:style-name="T1">Outputs</text:span></text:p>
          </draw:text-box>
        </draw:frame>
        <draw:rect draw:style-name="gr3" draw:text-style-name="P1" xml:id="id8" draw:id="id8" draw:layer="layout" svg:width="3.445cm" svg:height="0.864cm" svg:x="15.848cm" svg:y="9.662cm">
          <text:p/>
        </draw:rect>
        <draw:frame draw:style-name="gr4" draw:text-style-name="P4" draw:layer="layout" svg:width="2.745cm" svg:height="0.455cm" svg:x="16.356cm" svg:y="9.844cm">
          <draw:text-box>
            <text:p text:style-name="P3"><text:span text:style-name="T1">Test Sequence</text:span></text:p>
          </draw:text-box>
        </draw:frame>
        <draw:connector draw:style-name="gr23" draw:layer="layout" svg:x1="15.848cm" svg:y1="10.094cm" svg:x2="12.79cm" svg:y2="13.563cm" draw:start-shape="id8" draw:start-glue-point="3" draw:end-shape="id10" draw:end-glue-point="0" svg:d="m15848 10094h-3058v3469" svg:viewBox="0 0 3059 3470">
          <text:p/>
        </draw:connector>
        <draw:frame draw:style-name="gr27" draw:text-style-name="P5" draw:layer="layout" svg:width="2.62cm" svg:height="0.886cm" svg:x="19.344cm" svg:y="9.151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rect draw:style-name="gr28" draw:text-style-name="P1" draw:layer="layout" svg:width="2.753cm" svg:height="0.825cm" svg:x="16.299cm" svg:y="14.875cm">
          <text:p/>
        </draw:rect>
        <draw:frame draw:style-name="gr4" draw:text-style-name="P4" draw:layer="layout" svg:width="1.598cm" svg:height="0.455cm" svg:x="16.88cm" svg:y="15.096cm">
          <draw:text-box>
            <text:p text:style-name="P3"><text:span text:style-name="T1">DPU B/B</text:span></text:p>
          </draw:text-box>
        </draw:frame>
        <draw:custom-shape draw:style-name="gr15" draw:text-style-name="P1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11" draw:id="id11" draw:layer="layout" svg:width="2.597cm" svg:height="0.726cm" svg:x="3.194cm" svg:y="6.764cm">
          <text:p/>
        </draw:rect>
        <draw:frame draw:style-name="gr4" draw:text-style-name="P4" draw:layer="layout" svg:width="2.296cm" svg:height="0.455cm" svg:x="3.301cm" svg:y="6.961cm">
          <draw:text-box>
            <text:p text:style-name="P3"><text:span text:style-name="T1">Config. Data</text:span></text:p>
          </draw:text-box>
        </draw:frame>
        <draw:connector draw:style-name="gr23" draw:layer="layout" svg:x1="5.791cm" svg:y1="7.127cm" svg:x2="6.51cm" svg:y2="8.089cm" draw:start-shape="id11" draw:start-glue-point="1" draw:end-shape="id12" svg:d="m5791 7127h719v962" svg:viewBox="0 0 720 963">
          <text:p/>
        </draw:connector>
        <draw:rect draw:style-name="gr3" draw:text-style-name="P1" xml:id="id13" draw:id="id13" draw:layer="layout" svg:width="2.597cm" svg:height="0.726cm" svg:x="14.3cm" svg:y="12.079cm">
          <text:p/>
        </draw:rect>
        <draw:frame draw:style-name="gr4" draw:text-style-name="P4" draw:layer="layout" svg:width="2.296cm" svg:height="0.455cm" svg:x="14.407cm" svg:y="12.276cm">
          <draw:text-box>
            <text:p text:style-name="P3"><text:span text:style-name="T1">Config. Data</text:span></text:p>
          </draw:text-box>
        </draw:frame>
        <draw:connector draw:style-name="gr23" draw:layer="layout" svg:x1="16.897cm" svg:y1="12.442cm" svg:x2="17.641cm" svg:y2="13.454cm" draw:start-shape="id13" draw:start-glue-point="1" draw:end-shape="id14" draw:end-glue-point="0" svg:d="m16897 12442h744v1012" svg:viewBox="0 0 745 1013">
          <text:p/>
        </draw:connector>
        <draw:custom-shape draw:style-name="gr18" draw:text-style-name="P1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8" draw:text-style-name="P1" draw:layer="layout" svg:width="8.836cm" svg:height="0.726cm" svg:x="2.172cm" svg:y="9.483cm">
          <text:p/>
        </draw:rect>
        <draw:frame draw:style-name="gr4" draw:text-style-name="P4" draw:layer="layout" svg:width="5.086cm" svg:height="0.455cm" svg:x="4.074cm" svg:y="9.655cm">
          <draw:text-box>
            <text:p text:style-name="P3"><text:span text:style-name="T1">General-Purpose Computer</text:span></text:p>
          </draw:text-box>
        </draw:frame>
        <draw:polygon draw:style-name="gr29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4" draw:text-style-name="P8" draw:layer="layout" svg:width="1.183cm" svg:height="0.475cm" svg:x="11.839cm" svg:y="8.497cm">
          <draw:text-box>
            <text:p text:style-name="P3"><text:span text:style-name="T4">EGSE</text:span></text:p>
          </draw:text-box>
        </draw:frame>
        <draw:frame draw:style-name="gr26" draw:text-style-name="P5" draw:layer="layout" svg:width="2.762cm" svg:height="0.886cm" svg:x="12.681cm" svg:y="15.366cm">
          <draw:text-box>
            <text:p text:style-name="P3"><text:span text:style-name="T2">Input Link to</text:span></text:p>
            <text:p text:style-name="P3"><text:span text:style-name="T2">DPU is still TBD</text:span></text:p>
          </draw:text-box>
        </draw:frame>
        <draw:line draw:style-name="gr30" draw:layer="layout" svg:x1="14.478cm" svg:y1="15.301cm" svg:x2="15.027cm" svg:y2="14.253cm">
          <text:p/>
        </draw:line>
        <draw:frame draw:style-name="gr26" draw:text-style-name="P5" draw:layer="layout" svg:width="2.889cm" svg:height="0.886cm" svg:x="19.944cm" svg:y="15.441cm">
          <draw:text-box>
            <text:p text:style-name="P3"><text:span text:style-name="T2">Output Link from</text:span></text:p>
            <text:p text:style-name="P3"><text:span text:style-name="T2">DPU is still TBD</text:span></text:p>
          </draw:text-box>
        </draw:frame>
        <draw:line draw:style-name="gr30" draw:layer="layout" svg:x1="21.092cm" svg:y1="15.351cm" svg:x2="20.219cm" svg:y2="14.327cm">
          <text:p/>
        </draw:line>
        <presentation:notes draw:style-name="dp2">
          <draw:page-thumbnail draw:style-name="gr17" draw:layer="layout" svg:width="13.705cm" svg:height="10.279cm" svg:x="3.646cm" svg:y="2.852cm" draw:page-number="4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custom-shape draw:style-name="gr31" draw:text-style-name="P1" xml:id="id22" draw:id="id22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1" draw:id="id21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0" draw:id="id20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3.609cm" svg:height="0.581cm" svg:x="7.164cm" svg:y="7.976cm">
          <draw:text-box>
            <text:p text:style-name="P3"><text:span text:style-name="T2">Electrical Stimulation</text:span></text:p>
          </draw:text-box>
        </draw:frame>
        <draw:rect draw:style-name="gr22" draw:text-style-name="P1" draw:layer="layout" svg:width="2.753cm" svg:height="0.898cm" svg:x="11.373cm" svg:y="11.782cm">
          <text:p/>
        </draw:rect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15" draw:id="id15" draw:layer="layout" svg:width="3.445cm" svg:height="0.864cm" svg:x="10.956cm" svg:y="8.015cm">
          <text:p/>
        </draw:rect>
        <draw:frame draw:style-name="gr4" draw:text-style-name="P4" draw:layer="layout" svg:width="2.745cm" svg:height="0.455cm" svg:x="11.364cm" svg:y="8.197cm">
          <draw:text-box>
            <text:p text:style-name="P3"><text:span text:style-name="T1">Test Sequence</text:span></text:p>
          </draw:text-box>
        </draw:frame>
        <draw:connector draw:style-name="gr33" draw:layer="layout" draw:line-skew="-0.549cm" svg:x1="10.956cm" svg:y1="8.447cm" svg:x2="8.262cm" svg:y2="13.34cm" draw:start-shape="id15" draw:start-glue-point="3" draw:end-shape="id16" draw:end-glue-point="3" svg:d="m10956 8447h-3744v4893h1050" svg:viewBox="0 0 3745 4894">
          <text:p/>
        </draw:connector>
        <draw:frame draw:style-name="gr27" draw:text-style-name="P5" draw:layer="layout" svg:width="2.62cm" svg:height="0.581cm" svg:x="15.077cm" svg:y="7.9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598cm" svg:height="0.455cm" svg:x="11.988cm" svg:y="13.149cm">
          <draw:text-box>
            <text:p text:style-name="P3"><text:span text:style-name="T1">DPU B/B</text:span></text:p>
          </draw:text-box>
        </draw:frame>
        <draw:rect draw:style-name="gr3" draw:text-style-name="P1" xml:id="id17" draw:id="id17" draw:layer="layout" svg:width="2.597cm" svg:height="0.726cm" svg:x="9.708cm" svg:y="10.132cm">
          <text:p/>
        </draw:rect>
        <draw:frame draw:style-name="gr4" draw:text-style-name="P4" draw:layer="layout" svg:width="2.296cm" svg:height="0.455cm" svg:x="9.815cm" svg:y="10.3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0.495cm" svg:x2="12.741cm" svg:y2="11.553cm" draw:start-shape="id17" draw:start-glue-point="1" draw:end-shape="id18" draw:end-glue-point="0" svg:d="m12305 10495h436v1058" svg:viewBox="0 0 437 1059">
          <text:p/>
        </draw:connector>
        <draw:polygon draw:style-name="gr29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4" draw:text-style-name="P8" draw:layer="layout" svg:width="1.183cm" svg:height="0.475cm" svg:x="6.897cm" svg:y="7.274cm">
          <draw:text-box>
            <text:p text:style-name="P3"><text:span text:style-name="T4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19" draw:id="id19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16" draw:id="id16" draw:layer="layout" svg:width="1.798cm" svg:height="0.825cm" svg:x="8.262cm" svg:y="12.928cm">
          <text:p/>
        </draw:rect>
        <draw:frame draw:style-name="gr4" draw:text-style-name="P4" draw:layer="layout" svg:width="1.623cm" svg:height="0.455cm" svg:x="8.388cm" svg:y="13.149cm">
          <draw:text-box>
            <text:p text:style-name="P3"><text:span text:style-name="T1">SEM B/B</text:span></text:p>
          </draw:text-box>
        </draw:frame>
        <draw:connector draw:style-name="gr35" draw:layer="layout" svg:x1="10.256cm" svg:y1="13.403cm" svg:x2="11.233cm" svg:y2="13.404cm" draw:start-shape="id19" draw:start-glue-point="1" draw:end-shape="id20" draw:end-glue-point="3" svg:d="m10256 13403h489v1h488" svg:viewBox="0 0 978 2">
          <text:p/>
        </draw:connector>
        <draw:rect draw:style-name="gr28" draw:text-style-name="P1" xml:id="id23" draw:id="id23" draw:layer="layout" svg:width="2.321cm" svg:height="0.825cm" svg:x="15.701cm" svg:y="12.928cm">
          <text:p/>
        </draw:rect>
        <draw:frame draw:style-name="gr36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5" draw:layer="layout" svg:x1="14.356cm" svg:y1="13.403cm" svg:x2="15.431cm" svg:y2="13.402cm" draw:start-shape="id21" draw:start-glue-point="1" draw:end-shape="id22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8.447cm" svg:x2="16.861cm" svg:y2="12.928cm" draw:start-shape="id15" draw:start-glue-point="1" draw:end-shape="id23" draw:end-glue-point="0" svg:d="m14401 8447h2460v4481" svg:viewBox="0 0 2461 4482">
          <text:p/>
        </draw:connector>
        <draw:rect draw:style-name="gr22" draw:text-style-name="P1" xml:id="id18" draw:id="id18" draw:layer="layout" svg:width="2.753cm" svg:height="1.173cm" svg:x="11.365cm" svg:y="11.553cm">
          <text:p/>
        </draw:rect>
        <draw:frame draw:style-name="gr4" draw:text-style-name="P4" draw:layer="layout" svg:width="2.034cm" svg:height="0.886cm" svg:x="11.697cm" svg:y="11.699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1.747cm" svg:height="0.948cm" svg:x="13.23cm" svg:y="9.356cm">
          <text:p/>
        </draw:rect>
        <draw:frame draw:style-name="gr4" draw:text-style-name="P4" draw:layer="layout" svg:width="1.344cm" svg:height="0.455cm" svg:x="13.447cm" svg:y="9.652cm">
          <draw:text-box>
            <text:p text:style-name="P3"><text:span text:style-name="T1">Stub(s)</text:span></text:p>
          </draw:text-box>
        </draw:frame>
        <draw:custom-shape draw:style-name="gr15" draw:text-style-name="P1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5" draw:layer="layout" svg:width="2.385cm" svg:height="0.886cm" svg:x="16.941cm" svg:y="6.607cm">
          <draw:text-box>
            <text:p text:style-name="P3"><text:span text:style-name="T2">TC to DPU</text:span></text:p>
            <text:p text:style-name="P3"><text:span text:style-name="T2">TM from DPU</text:span></text:p>
          </draw:text-box>
        </draw:frame>
        <draw:line draw:style-name="gr30" draw:layer="layout" svg:x1="18.135cm" svg:y1="7.493cm" svg:x2="17.024cm" svg:y2="9.935cm">
          <text:p/>
        </draw:line>
        <presentation:notes draw:style-name="dp2">
          <draw:page-thumbnail draw:style-name="gr17" draw:layer="layout" svg:width="13.705cm" svg:height="10.279cm" svg:x="3.646cm" svg:y="2.852cm" draw:page-number="5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draw:custom-shape draw:style-name="gr31" draw:text-style-name="P1" xml:id="id31" draw:id="id31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0" draw:id="id30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9" draw:id="id29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3.609cm" svg:height="0.581cm" svg:x="7.164cm" svg:y="9.176cm">
          <draw:text-box>
            <text:p text:style-name="P3"><text:span text:style-name="T2">Electrical Stimulation</text:span></text:p>
          </draw:text-box>
        </draw:frame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24" draw:id="id24" draw:layer="layout" svg:width="3.445cm" svg:height="0.864cm" svg:x="10.956cm" svg:y="9.215cm">
          <text:p/>
        </draw:rect>
        <draw:frame draw:style-name="gr4" draw:text-style-name="P4" draw:layer="layout" svg:width="2.745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3" draw:layer="layout" draw:line-skew="-0.549cm" svg:x1="10.956cm" svg:y1="9.647cm" svg:x2="8.262cm" svg:y2="13.34cm" draw:start-shape="id24" draw:start-glue-point="3" draw:end-shape="id25" draw:end-glue-point="3" svg:d="m10956 9647h-3744v3693h1050" svg:viewBox="0 0 3745 3694">
          <text:p/>
        </draw:connector>
        <draw:frame draw:style-name="gr27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725cm" svg:height="0.455cm" svg:x="11.988cm" svg:y="13.149cm">
          <draw:text-box>
            <text:p text:style-name="P3"><text:span text:style-name="T1">DPU TBD</text:span></text:p>
          </draw:text-box>
        </draw:frame>
        <draw:rect draw:style-name="gr3" draw:text-style-name="P1" xml:id="id26" draw:id="id26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1.095cm" svg:x2="12.741cm" svg:y2="11.956cm" draw:start-shape="id26" draw:start-glue-point="1" draw:end-shape="id27" draw:end-glue-point="0" svg:d="m12305 11095h436v861" svg:viewBox="0 0 437 862">
          <text:p/>
        </draw:connector>
        <draw:polygon draw:style-name="gr29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4" draw:text-style-name="P8" draw:layer="layout" svg:width="1.183cm" svg:height="0.475cm" svg:x="6.897cm" svg:y="8.474cm">
          <draw:text-box>
            <text:p text:style-name="P3"><text:span text:style-name="T4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28" draw:id="id28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25" draw:id="id25" draw:layer="layout" svg:width="1.798cm" svg:height="0.825cm" svg:x="8.262cm" svg:y="12.928cm">
          <text:p/>
        </draw:rect>
        <draw:frame draw:style-name="gr4" draw:text-style-name="P4" draw:layer="layout" svg:width="1.539cm" svg:height="0.455cm" svg:x="8.388cm" svg:y="13.149cm">
          <draw:text-box>
            <text:p text:style-name="P3"><text:span text:style-name="T1">SEM EM</text:span></text:p>
          </draw:text-box>
        </draw:frame>
        <draw:connector draw:style-name="gr35" draw:layer="layout" svg:x1="10.256cm" svg:y1="13.403cm" svg:x2="11.233cm" svg:y2="13.404cm" draw:start-shape="id28" draw:start-glue-point="1" draw:end-shape="id29" draw:end-glue-point="3" svg:d="m10256 13403h489v1h488" svg:viewBox="0 0 978 2">
          <text:p/>
        </draw:connector>
        <draw:rect draw:style-name="gr28" draw:text-style-name="P1" xml:id="id32" draw:id="id32" draw:layer="layout" svg:width="2.321cm" svg:height="0.825cm" svg:x="15.701cm" svg:y="12.928cm">
          <text:p/>
        </draw:rect>
        <draw:frame draw:style-name="gr36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5" draw:layer="layout" svg:x1="14.356cm" svg:y1="13.403cm" svg:x2="15.431cm" svg:y2="13.402cm" draw:start-shape="id30" draw:start-glue-point="1" draw:end-shape="id31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9.647cm" svg:x2="16.861cm" svg:y2="12.928cm" draw:start-shape="id24" draw:start-glue-point="1" draw:end-shape="id32" draw:end-glue-point="0" svg:d="m14401 9647h2460v3281" svg:viewBox="0 0 2461 3282">
          <text:p/>
        </draw:connector>
        <draw:rect draw:style-name="gr22" draw:text-style-name="P1" xml:id="id27" draw:id="id27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6" draw:text-style-name="P5" draw:layer="layout" svg:width="3.423cm" svg:height="0.886cm" svg:x="16.058cm" svg:y="7.699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0" draw:layer="layout" svg:x1="17.83cm" svg:y1="8.585cm" svg:x2="17.024cm" svg:y2="11.135cm">
          <text:p/>
        </draw:line>
        <presentation:notes draw:style-name="dp2">
          <draw:page-thumbnail draw:style-name="gr17" draw:layer="layout" svg:width="13.705cm" svg:height="10.279cm" svg:x="3.646cm" svg:y="2.852cm" draw:page-number="6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draw:custom-shape draw:style-name="gr31" draw:text-style-name="P1" xml:id="id43" draw:id="id43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40" draw:id="id4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9" draw:id="id3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8" draw:id="id3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4.93cm" svg:height="0.581cm" svg:x="5.964cm" svg:y="9.176cm">
          <draw:text-box>
            <text:p text:style-name="P3"><text:span text:style-name="T2">Optical/Electrical Stimulation</text:span></text:p>
          </draw:text-box>
        </draw:frame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33" draw:id="id33" draw:layer="layout" svg:width="3.445cm" svg:height="0.864cm" svg:x="10.956cm" svg:y="9.215cm">
          <text:p/>
        </draw:rect>
        <draw:frame draw:style-name="gr4" draw:text-style-name="P4" draw:layer="layout" svg:width="2.745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3" draw:layer="layout" svg:x1="10.956cm" svg:y1="9.647cm" svg:x2="6.22cm" svg:y2="12.928cm" draw:start-shape="id33" draw:start-glue-point="3" draw:end-shape="id34" draw:end-glue-point="0" svg:d="m10956 9647h-4736v3281" svg:viewBox="0 0 4737 3282">
          <text:p/>
        </draw:connector>
        <draw:frame draw:style-name="gr27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471cm" svg:height="0.455cm" svg:x="12.088cm" svg:y="13.149cm">
          <draw:text-box>
            <text:p text:style-name="P3"><text:span text:style-name="T1">BEE FM</text:span></text:p>
          </draw:text-box>
        </draw:frame>
        <draw:rect draw:style-name="gr28" draw:text-style-name="P1" xml:id="id35" draw:id="id35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1.095cm" svg:x2="12.741cm" svg:y2="11.956cm" draw:start-shape="id35" draw:start-glue-point="1" draw:end-shape="id36" draw:end-glue-point="0" svg:d="m12305 11095h436v861" svg:viewBox="0 0 437 862">
          <text:p/>
        </draw:connector>
        <draw:polygon draw:style-name="gr29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4" draw:text-style-name="P8" draw:layer="layout" svg:width="1.183cm" svg:height="0.475cm" svg:x="5.197cm" svg:y="8.374cm">
          <draw:text-box>
            <text:p text:style-name="P3"><text:span text:style-name="T4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37" draw:id="id3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draw:layer="layout" svg:width="1.798cm" svg:height="0.825cm" svg:x="8.262cm" svg:y="12.928cm">
          <text:p/>
        </draw:rect>
        <draw:frame draw:style-name="gr4" draw:text-style-name="P4" draw:layer="layout" svg:width="1.518cm" svg:height="0.455cm" svg:x="8.388cm" svg:y="13.149cm">
          <draw:text-box>
            <text:p text:style-name="P3"><text:span text:style-name="T1">SEM FM</text:span></text:p>
          </draw:text-box>
        </draw:frame>
        <draw:connector draw:style-name="gr35" draw:layer="layout" svg:x1="10.256cm" svg:y1="13.403cm" svg:x2="11.233cm" svg:y2="13.404cm" draw:start-shape="id37" draw:start-glue-point="1" draw:end-shape="id38" draw:end-glue-point="3" svg:d="m10256 13403h489v1h488" svg:viewBox="0 0 978 2">
          <text:p/>
        </draw:connector>
        <draw:rect draw:style-name="gr28" draw:text-style-name="P1" xml:id="id41" draw:id="id41" draw:layer="layout" svg:width="2.321cm" svg:height="0.825cm" svg:x="15.701cm" svg:y="12.928cm">
          <text:p/>
        </draw:rect>
        <draw:frame draw:style-name="gr36" draw:text-style-name="P4" draw:layer="layout" svg:width="1.792cm" svg:height="0.455cm" svg:x="15.998cm" svg:y="13.149cm">
          <draw:text-box>
            <text:p text:style-name="P3"><text:span text:style-name="T1">OBC TBD</text:span></text:p>
          </draw:text-box>
        </draw:frame>
        <draw:connector draw:style-name="gr35" draw:layer="layout" svg:x1="14.356cm" svg:y1="13.403cm" svg:x2="15.431cm" svg:y2="13.402cm" draw:start-shape="id39" draw:start-glue-point="1" draw:end-shape="id40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9.647cm" svg:x2="16.861cm" svg:y2="12.928cm" draw:start-shape="id33" draw:start-glue-point="1" draw:end-shape="id41" draw:end-glue-point="0" svg:d="m14401 9647h2460v3281" svg:viewBox="0 0 2461 3282">
          <text:p/>
        </draw:connector>
        <draw:rect draw:style-name="gr22" draw:text-style-name="P1" xml:id="id36" draw:id="id36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6" draw:text-style-name="P5" draw:layer="layout" svg:width="3.423cm" svg:height="0.886cm" svg:x="15.957cm" svg:y="7.597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0" draw:layer="layout" svg:x1="17.856cm" svg:y1="8.483cm" svg:x2="17.024cm" svg:y2="11.135cm">
          <text:p/>
        </draw:line>
        <draw:custom-shape draw:style-name="gr31" draw:text-style-name="P1" xml:id="id42" draw:id="id42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34" draw:id="id34" draw:layer="layout" svg:width="2.078cm" svg:height="0.825cm" svg:x="5.181cm" svg:y="12.928cm">
          <text:p/>
        </draw:rect>
        <draw:frame draw:style-name="gr4" draw:text-style-name="P4" draw:layer="layout" svg:width="1.171cm" svg:height="0.455cm" svg:x="5.787cm" svg:y="13.149cm">
          <draw:text-box>
            <text:p text:style-name="P3"><text:span text:style-name="T1">FPM</text:span></text:p>
          </draw:text-box>
        </draw:frame>
        <draw:connector draw:style-name="gr35" draw:layer="layout" svg:x1="7.455cm" svg:y1="13.403cm" svg:x2="8.03cm" svg:y2="13.402cm" draw:start-shape="id42" draw:start-glue-point="1" draw:end-shape="id43" draw:end-glue-point="3" svg:d="m7455 13403h288v-1h287" svg:viewBox="0 0 576 2">
          <text:p/>
        </draw:connector>
        <draw:frame draw:style-name="gr26" draw:text-style-name="P5" draw:layer="layout" svg:width="2.07cm" svg:height="0.581cm" svg:x="11.289cm" svg:y="15.089cm">
          <draw:text-box>
            <text:p text:style-name="P3"><text:span text:style-name="T2">DPU+PSU</text:span></text:p>
          </draw:text-box>
        </draw:frame>
        <draw:line draw:style-name="gr30" draw:layer="layout" svg:x1="12.311cm" svg:y1="14.975cm" svg:x2="12.784cm" svg:y2="13.852cm">
          <text:p/>
        </draw:line>
        <presentation:notes draw:style-name="dp2">
          <draw:page-thumbnail draw:style-name="gr17" draw:layer="layout" svg:width="13.705cm" svg:height="10.279cm" svg:x="3.646cm" svg:y="2.852cm" draw:page-number="7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4" draw:display-name="Dash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Regular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family="Arial" style:font-family-generic="swiss" style:font-pitch="variable" fo:font-size="10pt" style:font-size-asian="10pt" style:font-size-complex="10pt"/>
    </style:style>
    <style:style style:name="MT3" style:family="text">
      <style:text-properties fo:font-family="Arial" style:font-pitch="variable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6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6" draw:layer="backgroundobjects" svg:width="25.391cm" svg:height="4.046cm" svg:x="0cm" svg:y="0cm">
        <draw:image xlink:href="Pictures/1000000000000016000000A379EAA20C.png" xlink:type="simple" xlink:show="embed" xlink:actuate="onLoad">
          <text:p/>
        </draw:image>
      </draw:frame>
      <draw:frame presentation:style-name="Mpr3" draw:text-style-name="MP1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6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6" draw:layer="backgroundobjects" svg:width="3.17cm" svg:height="2.404cm" svg:x="21.862cm" svg:y="0.589cm">
        <draw:image xlink:href="Pictures/2000000D0000C97E0000D0BD516E7929.wmf" xlink:type="simple" xlink:show="embed" xlink:actuate="onLoad">
          <text:p/>
        </draw:image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Presentation Plan</dc:title>
    <meta:initial-creator>Alessandro Pasetti</meta:initial-creator>
    <meta:creation-date>1999-11-07T09:58:42</meta:creation-date>
    <dc:creator>pnp </dc:creator>
    <dc:date>2014-05-10T13:43:21</dc:date>
    <meta:print-date>2000-01-20T13:49:02</meta:print-date>
    <meta:editing-cycles>627</meta:editing-cycles>
    <meta:editing-duration>P19DT2H19M44S</meta:editing-duration>
    <meta:document-statistic meta:object-count="335"/>
    <meta:user-defined meta:name="Info 1"/>
    <meta:user-defined meta:name="Info 2"/>
    <meta:user-defined meta:name="Info 3"/>
    <meta:user-defined meta:name="Info 4"/>
  </office:meta>
</office:document-meta>
</file>